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8.1cm" svg:y="0.825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1" draw:text-style-name="P2" draw:layer="layout" svg:width="2.3cm" svg:height="1.65cm" svg:x="8.5cm" svg:y="8.35cm">
          <draw:text-box>
            <text:p><text:span text:style-name="T1">　 </text:span><text:span text:style-name="T1">0</text:span></text:p>
          </draw:text-box>
        </draw:frame>
        <draw:frame draw:style-name="gr1" draw:text-style-name="P1" draw:layer="layout" svg:width="2.7cm" svg:height="1.775cm" svg:x="16.5cm" svg:y="7.425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2" draw:text-style-name="P3" draw:layer="layout" svg:x1="9.4cm" svg:y1="2.9cm" svg:x2="9.4cm" svg:y2="13.3cm">
          <text:p/>
        </draw:line>
        <draw:line draw:style-name="gr3" draw:text-style-name="P3" draw:layer="layout" svg:x1="2.4cm" svg:y1="8.3cm" svg:x2="15.8cm" svg:y2="8.3cm">
          <text:p/>
        </draw:line>
        <draw:custom-shape draw:style-name="gr4" draw:text-style-name="P3" draw:layer="layout" svg:width="0.5cm" svg:height="0.6cm" svg:x="11.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7.2cm" svg:height="1.65cm" svg:x="12.2cm" svg:y="4.65cm">
          <draw:text-box>
            <text:p><text:span text:style-name="T1">z(0) = z(4) = 2</text:span><text:span text:style-name="T1">・</text:span><text:span text:style-name="T1">e</text:span><text:span text:style-name="T2">jπ/4</text:span></text:p>
          </draw:text-box>
        </draw:frame>
        <draw:custom-shape draw:style-name="gr4" draw:text-style-name="P3" draw:layer="layout" svg:width="0.5cm" svg:height="0.6cm" svg:x="6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7.4cm" svg:height="6.8cm" svg:x="5.7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.3cm" svg:height="1.65cm" svg:x="12.7cm" svg:y="8.4cm">
          <draw:text-box>
            <text:p><text:span text:style-name="T1">　 </text:span><text:span text:style-name="T1">2</text:span></text:p>
          </draw:text-box>
        </draw:frame>
        <draw:frame draw:style-name="gr1" draw:text-style-name="P2" draw:layer="layout" svg:width="2.3cm" svg:height="1.65cm" svg:x="8.7cm" svg:y="3.9cm">
          <draw:text-box>
            <text:p><text:span text:style-name="T1">　 </text:span><text:span text:style-name="T1">2j</text:span></text:p>
          </draw:text-box>
        </draw:frame>
        <draw:frame draw:style-name="gr1" draw:text-style-name="P2" draw:layer="layout" svg:width="2.3cm" svg:height="1.65cm" svg:x="12.7cm" svg:y="8.4cm">
          <draw:text-box>
            <text:p><text:span text:style-name="T1">　 </text:span><text:span text:style-name="T1">2</text:span></text:p>
          </draw:text-box>
        </draw:frame>
        <draw:frame draw:style-name="gr1" draw:text-style-name="P2" draw:layer="layout" svg:width="2.3cm" svg:height="1.65cm" svg:x="7.3cm" svg:y="11.8cm">
          <draw:text-box>
            <text:p><text:span text:style-name="T1">　 </text:span><text:span text:style-name="T1">-2j</text:span></text:p>
          </draw:text-box>
        </draw:frame>
        <draw:frame draw:style-name="gr1" draw:text-style-name="P2" draw:layer="layout" svg:width="2.3cm" svg:height="1.65cm" svg:x="3.3cm" svg:y="8.4cm">
          <draw:text-box>
            <text:p><text:span text:style-name="T1">　 </text:span><text:span text:style-name="T1">-2</text:span></text:p>
          </draw:text-box>
        </draw:frame>
        <draw:line draw:style-name="gr6" draw:text-style-name="P3" draw:layer="layout" svg:x1="9.4cm" svg:y1="8.3cm" svg:x2="11.9cm" svg:y2="6.1cm">
          <text:p/>
        </draw:line>
        <draw:line draw:style-name="gr6" draw:text-style-name="P3" draw:layer="layout" svg:x1="9.5cm" svg:y1="8.3cm" svg:x2="7.1cm" svg:y2="5.8cm">
          <text:p/>
        </draw:line>
        <draw:frame draw:style-name="gr1" draw:text-style-name="P2" draw:layer="layout" svg:width="7.7cm" svg:height="1.65cm" svg:x="2.1cm" svg:y="3.75cm">
          <draw:text-box>
            <text:p><text:span text:style-name="T1">z(1) = {2</text:span><text:span text:style-name="T1">・</text:span><text:span text:style-name="T1">e</text:span><text:span text:style-name="T2">jπ/4</text:span><text:span text:style-name="T3">}</text:span><text:span text:style-name="T3">・</text:span><text:span text:style-name="T3">e</text:span><text:span text:style-name="T2">jπ/2</text:span></text:p>
          </draw:text-box>
        </draw:frame>
        <draw:path draw:style-name="gr3" draw:text-style-name="P3" draw:layer="layout" svg:width="1.432cm" svg:height="1.217cm" draw:transform="rotate (2.29842409195133) translate (9.43087359623601cm 8.22313898491746cm)" svg:viewBox="0 0 1433 1218" svg:d="m0 1200c276 77 506-113 726-238 199-113 360-269 504-438l141-189 62-231-21-104">
          <text:p/>
        </draw:path>
        <draw:polyline draw:style-name="gr3" draw:text-style-name="P3" draw:layer="layout" svg:width="0.562cm" svg:height="0.575cm" draw:transform="rotate (-1.46188778147045) translate (9.03879223350165cm 6.64021308718527cm)" svg:viewBox="0 0 563 576" draw:points="0,550 214,552 427,576 563,0">
          <text:p/>
        </draw:polyline>
        <draw:frame draw:style-name="gr1" draw:text-style-name="P2" draw:layer="layout" svg:width="6.7cm" svg:height="1.65cm" svg:x="8.5cm" svg:y="5.85cm">
          <draw:text-box>
            <text:p><text:span text:style-name="T1">π/2</text:span></text:p>
          </draw:text-box>
        </draw:frame>
        <draw:custom-shape draw:style-name="gr4" draw:text-style-name="P3" draw:layer="layout" svg:width="0.5cm" svg:height="0.6cm" svg:x="6.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4cm" svg:y1="8.3cm" svg:x2="7.1cm" svg:y2="10.8cm">
          <text:p/>
        </draw:line>
        <draw:frame draw:style-name="gr1" draw:text-style-name="P2" draw:layer="layout" svg:width="7.7cm" svg:height="1.65cm" svg:x="1.2cm" svg:y="11.7cm">
          <draw:text-box>
            <text:p><text:span text:style-name="T1">z(2) = {2</text:span><text:span text:style-name="T1">・</text:span><text:span text:style-name="T1">e</text:span><text:span text:style-name="T2">jπ/4</text:span><text:span text:style-name="T3">}</text:span><text:span text:style-name="T3">・</text:span><text:span text:style-name="T3">e</text:span><text:span text:style-name="T2">jπ</text:span></text:p>
          </draw:text-box>
        </draw:frame>
        <draw:custom-shape draw:style-name="gr4" draw:text-style-name="P3" draw:layer="layout" svg:width="0.5cm" svg:height="0.6cm" svg:x="11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5cm" svg:y1="8.3cm" svg:x2="11.8cm" svg:y2="10.7cm">
          <text:p/>
        </draw:line>
        <draw:frame draw:style-name="gr1" draw:text-style-name="P2" draw:layer="layout" svg:width="7.7cm" svg:height="1.65cm" svg:x="11.7cm" svg:y="11.5cm">
          <draw:text-box>
            <text:p><text:span text:style-name="T1">z(3) = {2</text:span><text:span text:style-name="T1">・</text:span><text:span text:style-name="T1">e</text:span><text:span text:style-name="T2">jπ/4</text:span><text:span text:style-name="T3">}</text:span><text:span text:style-name="T3">・</text:span><text:span text:style-name="T3">e</text:span><text:span text:style-name="T2">j3π/2</text:span></text:p>
          </draw:text-box>
        </draw:frame>
        <draw:path draw:style-name="gr3" draw:text-style-name="P3" draw:layer="layout" svg:width="1.408cm" svg:height="1.04cm" draw:transform="rotate (-2.15879775179179) translate (9.29453776075181cm 7.85369036535096cm)" svg:viewBox="0 0 1409 1041" svg:d="m0 1041c247-11 506-11 734-130 202-104 351-281 491-455l118-208 66-248">
          <text:p/>
        </draw:path>
        <draw:path draw:style-name="gr3" draw:text-style-name="P3" draw:layer="layout" svg:width="0.455cm" svg:height="0.014cm" draw:transform="rotate (-0.220260551601684) translate (8.13226291140047cm 8.96842647096418cm)" svg:viewBox="0 0 456 15" svg:d="m0 15 218-5 217-5 21-5">
          <text:p/>
        </draw:path>
        <draw:path draw:style-name="gr3" draw:text-style-name="P3" draw:layer="layout" svg:width="1.236cm" svg:height="1.046cm" draw:transform="rotate (-0.785398163397448) translate (9.345cm 8.407cm)" svg:viewBox="0 0 1237 1047" svg:d="m0 1025c267 89 478-116 709-196 227-78 313-289 468-437l60-272v-120">
          <text:p/>
        </draw:path>
        <draw:path draw:style-name="gr3" draw:text-style-name="P3" draw:layer="layout" svg:width="1.619cm" svg:height="0.723cm" draw:transform="rotate (-1.21073490210847) translate (10.37cm 7.511cm)" svg:viewBox="0 0 1620 724" svg:d="m0 0c216 1 439-7 651 86 214 93 470 114 644 288l183 182 142 168">
          <text:p/>
        </draw:path>
        <draw:path draw:style-name="gr3" draw:text-style-name="P3" draw:layer="layout" svg:width="0.343cm" svg:height="0.005cm" draw:transform="rotate (-1.68494085987533) translate (8.66538754944999cm 8.72727371549506cm)" svg:viewBox="0 0 344 6" svg:d="m0 2 214-2 130 6">
          <text:p/>
        </draw:path>
        <draw:polyline draw:style-name="gr3" draw:text-style-name="P3" draw:layer="layout" svg:width="0.442cm" svg:height="0.248cm" draw:transform="rotate (-0.463733982254893) translate (10.0152102626092cm 9.17958301990462cm)" svg:viewBox="0 0 443 249" draw:points="0,18 229,0 443,249">
          <text:p/>
        </draw:polyline>
        <draw:path draw:style-name="gr3" draw:text-style-name="P3" draw:layer="layout" svg:width="0.34cm" svg:height="0.042cm" draw:transform="rotate (-1.5707963267949) translate (10.306cm 7.511cm)" svg:viewBox="0 0 341 43" svg:d="m0 0 213 22 128 21">
          <text:p/>
        </draw:path>
        <draw:path draw:style-name="gr3" draw:text-style-name="P3" draw:layer="layout" svg:width="0.295cm" svg:height="0.014cm" draw:transform="rotate (-0.416784625376246) translate (10.4401573120238cm 7.4970921309617cm)" svg:viewBox="0 0 296 15" svg:d="m0 15 229-8 67-7">
          <text:p/>
        </draw:path>
        <draw:frame draw:style-name="gr1" draw:text-style-name="P2" draw:layer="layout" svg:width="6.7cm" svg:height="1.65cm" svg:x="6.3cm" svg:y="7.75cm">
          <draw:text-box>
            <text:p><text:span text:style-name="T1">π/2</text:span></text:p>
          </draw:text-box>
        </draw:frame>
        <draw:frame draw:style-name="gr1" draw:text-style-name="P2" draw:layer="layout" svg:width="6.7cm" svg:height="1.65cm" svg:x="8.5cm" svg:y="9.7cm">
          <draw:text-box>
            <text:p><text:span text:style-name="T1">π/2</text:span></text:p>
          </draw:text-box>
        </draw:frame>
        <draw:frame draw:style-name="gr1" draw:text-style-name="P2" draw:layer="layout" svg:width="6.7cm" svg:height="1.65cm" svg:x="10.6cm" svg:y="7.75cm">
          <draw:text-box>
            <text:p><text:span text:style-name="T1">π/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5-07-14T10:00:17</dc:date>
    <dc:creator>tokai </dc:creator>
    <meta:editing-duration>PT20M6S</meta:editing-duration>
    <meta:editing-cycles>31</meta:editing-cycles>
    <meta:generator>LibreOffice/3.5$Linux_x86 LibreOffice_project/350m1$Build-2</meta:generator>
    <meta:document-statistic meta:object-count="37"/>
  </office:meta>
</office:document-meta>
</file>